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300000198C1CD98BE0240133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9.06mm" svg:height="108.36mm" svg:x="0mm" svg:y="0mm">
            <draw:image xlink:href="Pictures/10000201000002D300000198C1CD98BE02401338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9"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54.925" calcext:value-type="float">
            <text:p>54,925</text:p>
          </table:table-cell>
          <table:table-cell table:formula="of:=([.K5]/[.J5])*([.K2]-[.J2])" office:value-type="float" office:value="-3.75000000000014" calcext:value-type="float">
            <text:p>-3,750000000000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18-05-13T05:05:18.710607849</meta:creation-date>
    <dc:date>2018-05-13T05:14:10.926800017</dc:date>
    <dc:creator>Bartosz </dc:creator>
    <meta:editing-duration>PT8M56S</meta:editing-duration>
    <meta:editing-cycles>1</meta:editing-cycles>
    <meta:document-statistic meta:table-count="1" meta:cell-count="10" meta:object-count="1"/>
    <meta:generator>LibreOffice/5.3.6.1$Linux_X86_64 LibreOffice_project/30$Build-1</meta:generator>
  </office:meta>
</office:document-meta>
</file>